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8500000142BB33154B.svm" manifest:media-type=""/>
  <manifest:file-entry manifest:full-path="Pictures/200000010000018500000142B3D37590.svm" manifest:media-type=""/>
  <manifest:file-entry manifest:full-path="Pictures/20000001000001B800000129722A2FBE.svm" manifest:media-type=""/>
  <manifest:file-entry manifest:full-path="Pictures/200000010000017D0000012DFAE0C6E9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BC00000129712422A7.svm" manifest:media-type=""/>
  <manifest:file-entry manifest:full-path="Pictures/2000000200000393000001495288CF21.eps" manifest:media-type=""/>
  <manifest:file-entry manifest:full-path="Pictures/200000010000018A00000142C9D98B23.svm" manifest:media-type=""/>
  <manifest:file-entry manifest:full-path="Pictures/200000010000017D0000012DB404B325.svm" manifest:media-type=""/>
  <manifest:file-entry manifest:full-path="Pictures/200000010000017D00000142CF7A6707.svm" manifest:media-type=""/>
  <manifest:file-entry manifest:full-path="Pictures/200000010000017D0000012D51E40062.svm" manifest:media-type=""/>
  <manifest:file-entry manifest:full-path="Pictures/20000001000001D6000001297073A3E5.svm" manifest:media-type=""/>
  <manifest:file-entry manifest:full-path="Pictures/20000001000001C1000001293F335D3E.svm" manifest:media-type=""/>
  <manifest:file-entry manifest:full-path="Pictures/10000000000000200000002000309F1C.png" manifest:media-type="image/png"/>
  <manifest:file-entry manifest:full-path="Pictures/20000001000001BC000001297BA8867C.svm" manifest:media-type=""/>
  <manifest:file-entry manifest:full-path="Pictures/20000001000001850000012DDA7AABE0.svm" manifest:media-type=""/>
  <manifest:file-entry manifest:full-path="Pictures/200000010000018E00000142E08E6177.svm" manifest:media-type=""/>
  <manifest:file-entry manifest:full-path="Pictures/20000001000001BC00000129CDBD32EE.svm" manifest:media-type=""/>
  <manifest:file-entry manifest:full-path="Pictures/200000010000018500000142AEA88071.svm" manifest:media-type=""/>
  <manifest:file-entry manifest:full-path="Pictures/20000001000001C100000129EAA5511C.svm" manifest:media-type=""/>
  <manifest:file-entry manifest:full-path="Pictures/2000000100000181000001298455D920.svm" manifest:media-type=""/>
  <manifest:file-entry manifest:full-path="Pictures/200000010000018500000142E2461A7D.svm" manifest:media-type=""/>
  <manifest:file-entry manifest:full-path="Pictures/20000001000001C900000129BF6ED6EE.svm" manifest:media-type=""/>
  <manifest:file-entry manifest:full-path="Pictures/2000000100000185000001422D48D22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Q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Q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Q_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Q_6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Q_7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Q_8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1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R_6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R_7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i_{cA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i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i_{c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i_{b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i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i_{b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2§display§i_{e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2§display§i_{bA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11.301cm" svg:height="4.063cm" svg:x="0.714cm" svg:y="0.263cm">
          <draw:image xlink:href="Pictures/2000000200000393000001495288CF21.eps" xlink:type="simple" xlink:show="embed" xlink:actuate="onLoad">
            <text:p/>
          </draw:image>
        </draw:frame>
        <draw:frame draw:style-name="gr2" draw:text-style-name="P1" draw:layer="layout" svg:width="0.456cm" svg:height="0.385cm" svg:x="0.967cm" svg:y="3.49cm">
          <draw:image xlink:href="Pictures/200000010000017D00000142CF7A6707.svm" xlink:type="simple" xlink:show="embed" xlink:actuate="onLoad">
            <text:p/>
          </draw:image>
        </draw:frame>
        <draw:frame draw:style-name="gr3" draw:text-style-name="P1" draw:layer="layout" svg:width="0.466cm" svg:height="0.385cm" svg:x="1.739cm" svg:y="3.749cm">
          <draw:image xlink:href="Pictures/200000010000018500000142AEA88071.svm" xlink:type="simple" xlink:show="embed" xlink:actuate="onLoad">
            <text:p/>
          </draw:image>
        </draw:frame>
        <draw:frame draw:style-name="gr4" draw:text-style-name="P1" draw:layer="layout" svg:width="0.466cm" svg:height="0.385cm" svg:x="4.606cm" svg:y="3.749cm">
          <draw:image xlink:href="Pictures/2000000100000185000001422D48D226.svm" xlink:type="simple" xlink:show="embed" xlink:actuate="onLoad">
            <text:p/>
          </draw:image>
        </draw:frame>
        <draw:frame draw:style-name="gr5" draw:text-style-name="P1" draw:layer="layout" svg:width="0.472cm" svg:height="0.385cm" svg:x="5.343cm" svg:y="3.49cm">
          <draw:image xlink:href="Pictures/200000010000018A00000142C9D98B23.svm" xlink:type="simple" xlink:show="embed" xlink:actuate="onLoad">
            <text:p/>
          </draw:image>
        </draw:frame>
        <draw:frame draw:style-name="gr6" draw:text-style-name="P1" draw:layer="layout" svg:width="0.466cm" svg:height="0.385cm" svg:x="7.178cm" svg:y="3.369cm">
          <draw:image xlink:href="Pictures/200000010000018500000142BB33154B.svm" xlink:type="simple" xlink:show="embed" xlink:actuate="onLoad">
            <text:p/>
          </draw:image>
        </draw:frame>
        <draw:frame draw:style-name="gr7" draw:text-style-name="P1" draw:layer="layout" svg:width="0.466cm" svg:height="0.385cm" svg:x="8.085cm" svg:y="3.369cm">
          <draw:image xlink:href="Pictures/200000010000018500000142E2461A7D.svm" xlink:type="simple" xlink:show="embed" xlink:actuate="onLoad">
            <text:p/>
          </draw:image>
        </draw:frame>
        <draw:frame draw:style-name="gr8" draw:text-style-name="P1" draw:layer="layout" svg:width="0.476cm" svg:height="0.385cm" svg:x="10.488cm" svg:y="1.317cm">
          <draw:image xlink:href="Pictures/200000010000018E00000142E08E6177.svm" xlink:type="simple" xlink:show="embed" xlink:actuate="onLoad">
            <text:p/>
          </draw:image>
        </draw:frame>
        <draw:frame draw:style-name="gr9" draw:text-style-name="P1" draw:layer="layout" svg:width="0.466cm" svg:height="0.385cm" svg:x="11.656cm" svg:y="2.306cm">
          <draw:image xlink:href="Pictures/200000010000018500000142B3D37590.svm" xlink:type="simple" xlink:show="embed" xlink:actuate="onLoad">
            <text:p/>
          </draw:image>
        </draw:frame>
        <draw:line draw:style-name="gr10" draw:text-style-name="P1" draw:layer="layout" svg:x1="0.834cm" svg:y1="2.993cm" svg:x2="1.167cm" svg:y2="2.993cm">
          <text:p/>
        </draw:line>
        <draw:line draw:style-name="gr10" draw:text-style-name="P1" draw:layer="layout" svg:x1="5.663cm" svg:y1="2.993cm" svg:x2="5.996cm" svg:y2="2.993cm">
          <text:p/>
        </draw:line>
        <draw:line draw:style-name="gr10" draw:text-style-name="P1" draw:layer="layout" svg:x1="11.842cm" svg:y1="3.231cm" svg:x2="11.842cm" svg:y2="3.564cm">
          <text:p/>
        </draw:line>
        <draw:line draw:style-name="gr10" draw:text-style-name="P1" draw:layer="layout" svg:x1="2.491cm" svg:y1="2.143cm" svg:x2="2.491cm" svg:y2="2.476cm">
          <text:p/>
        </draw:line>
        <draw:line draw:style-name="gr10" draw:text-style-name="P1" draw:layer="layout" svg:x1="4.054cm" svg:y1="2.476cm" svg:x2="4.054cm" svg:y2="2.143cm">
          <text:p/>
        </draw:line>
        <draw:line draw:style-name="gr10" draw:text-style-name="P1" draw:layer="layout" svg:x1="5.12cm" svg:y1="1.725cm" svg:x2="5.453cm" svg:y2="1.725cm">
          <text:p/>
        </draw:line>
        <draw:line draw:style-name="gr10" draw:text-style-name="P1" draw:layer="layout" svg:x1="7.259cm" svg:y1="2.479cm" svg:x2="7.259cm" svg:y2="2.146cm">
          <text:p/>
        </draw:line>
        <draw:line draw:style-name="gr10" draw:text-style-name="P1" draw:layer="layout" svg:x1="8.492cm" svg:y1="2.146cm" svg:x2="8.492cm" svg:y2="2.479cm">
          <text:p/>
        </draw:line>
        <draw:line draw:style-name="gr10" draw:text-style-name="P1" draw:layer="layout" svg:x1="9.712cm" svg:y1="1.468cm" svg:x2="9.379cm" svg:y2="1.468cm">
          <text:p/>
        </draw:line>
        <draw:line draw:style-name="gr10" draw:text-style-name="P1" draw:layer="layout" svg:x1="10.56cm" svg:y1="1.946cm" svg:x2="10.56cm" svg:y2="2.279cm">
          <text:p/>
        </draw:line>
        <draw:line draw:style-name="gr10" draw:text-style-name="P1" draw:layer="layout" svg:x1="10.79cm" svg:y1="2.669cm" svg:x2="11.123cm" svg:y2="2.669cm">
          <text:p/>
        </draw:line>
        <draw:frame draw:style-name="gr11" draw:text-style-name="P1" draw:layer="layout" svg:width="0.446cm" svg:height="0.355cm" svg:x="2.006cm" svg:y="0.58cm">
          <draw:image xlink:href="Pictures/2000000100000175000001295D7A3A32.svm" xlink:type="simple" xlink:show="embed" xlink:actuate="onLoad">
            <text:p/>
          </draw:image>
        </draw:frame>
        <draw:frame draw:style-name="gr12" draw:text-style-name="P1" draw:layer="layout" svg:width="0.456cm" svg:height="0.355cm" svg:x="4.352cm" svg:y="0.58cm">
          <draw:image xlink:href="Pictures/200000010000017D00000129E242AB27.svm" xlink:type="simple" xlink:show="embed" xlink:actuate="onLoad">
            <text:p/>
          </draw:image>
        </draw:frame>
        <draw:frame draw:style-name="gr13" draw:text-style-name="P1" draw:layer="layout" svg:width="0.456cm" svg:height="0.36cm" svg:x="6.48cm" svg:y="0.577cm">
          <draw:image xlink:href="Pictures/200000010000017D0000012D51E40062.svm" xlink:type="simple" xlink:show="embed" xlink:actuate="onLoad">
            <text:p/>
          </draw:image>
        </draw:frame>
        <draw:frame draw:style-name="gr14" draw:text-style-name="P1" draw:layer="layout" svg:width="0.461cm" svg:height="0.355cm" svg:x="8.809cm" svg:y="0.58cm">
          <draw:image xlink:href="Pictures/2000000100000181000001298455D920.svm" xlink:type="simple" xlink:show="embed" xlink:actuate="onLoad">
            <text:p/>
          </draw:image>
        </draw:frame>
        <draw:frame draw:style-name="gr15" draw:text-style-name="P1" draw:layer="layout" svg:width="0.456cm" svg:height="0.36cm" svg:x="10.569cm" svg:y="0.577cm">
          <draw:image xlink:href="Pictures/200000010000017D0000012DFAE0C6E9.svm" xlink:type="simple" xlink:show="embed" xlink:actuate="onLoad">
            <text:p/>
          </draw:image>
        </draw:frame>
        <draw:frame draw:style-name="gr16" draw:text-style-name="P1" draw:layer="layout" svg:width="0.456cm" svg:height="0.36cm" svg:x="9.755cm" svg:y="3.059cm">
          <draw:image xlink:href="Pictures/200000010000017D0000012DB404B325.svm" xlink:type="simple" xlink:show="embed" xlink:actuate="onLoad">
            <text:p/>
          </draw:image>
        </draw:frame>
        <draw:frame draw:style-name="gr17" draw:text-style-name="P1" draw:layer="layout" svg:width="0.466cm" svg:height="0.36cm" svg:x="10.934cm" svg:y="3.373cm">
          <draw:image xlink:href="Pictures/20000001000001850000012DDA7AABE0.svm" xlink:type="simple" xlink:show="embed" xlink:actuate="onLoad">
            <text:p/>
          </draw:image>
        </draw:frame>
        <draw:frame draw:style-name="gr18" draw:text-style-name="P1" draw:layer="layout" svg:width="0.532cm" svg:height="0.355cm" svg:x="1.787cm" svg:y="2.11cm">
          <draw:image xlink:href="Pictures/20000001000001BC00000129712422A7.svm" xlink:type="simple" xlink:show="embed" xlink:actuate="onLoad">
            <text:p/>
          </draw:image>
        </draw:frame>
        <draw:frame draw:style-name="gr18" draw:text-style-name="P1" draw:layer="layout" svg:width="0.532cm" svg:height="0.355cm" svg:x="3.431cm" svg:y="2.133cm">
          <draw:image xlink:href="Pictures/20000001000001BC00000129712422A7.svm" xlink:type="simple" xlink:show="embed" xlink:actuate="onLoad">
            <text:p/>
          </draw:image>
        </draw:frame>
        <draw:frame draw:style-name="gr19" draw:text-style-name="P1" draw:layer="layout" svg:width="0.532cm" svg:height="0.355cm" svg:x="3.008cm" svg:y="1.465cm">
          <draw:image xlink:href="Pictures/20000001000001BC000001297BA8867C.svm" xlink:type="simple" xlink:show="embed" xlink:actuate="onLoad">
            <text:p/>
          </draw:image>
        </draw:frame>
        <draw:frame draw:style-name="gr19" draw:text-style-name="P1" draw:layer="layout" svg:width="0.532cm" svg:height="0.355cm" svg:x="5.04cm" svg:y="1.242cm">
          <draw:image xlink:href="Pictures/20000001000001BC000001297BA8867C.svm" xlink:type="simple" xlink:show="embed" xlink:actuate="onLoad">
            <text:p/>
          </draw:image>
        </draw:frame>
        <draw:frame draw:style-name="gr20" draw:text-style-name="P1" draw:layer="layout" svg:width="0.538cm" svg:height="0.355cm" svg:x="7.235cm" svg:y="2.519cm">
          <draw:image xlink:href="Pictures/20000001000001C100000129EAA5511C.svm" xlink:type="simple" xlink:show="embed" xlink:actuate="onLoad">
            <text:p/>
          </draw:image>
        </draw:frame>
        <draw:frame draw:style-name="gr20" draw:text-style-name="P1" draw:layer="layout" svg:width="0.538cm" svg:height="0.355cm" svg:x="8.006cm" svg:y="2.527cm">
          <draw:image xlink:href="Pictures/20000001000001C100000129EAA5511C.svm" xlink:type="simple" xlink:show="embed" xlink:actuate="onLoad">
            <text:p/>
          </draw:image>
        </draw:frame>
        <draw:frame draw:style-name="gr21" draw:text-style-name="P1" draw:layer="layout" svg:width="0.532cm" svg:height="0.355cm" svg:x="9.44cm" svg:y="1.012cm">
          <draw:image xlink:href="Pictures/20000001000001BC00000129CDBD32EE.svm" xlink:type="simple" xlink:show="embed" xlink:actuate="onLoad">
            <text:p/>
          </draw:image>
        </draw:frame>
        <draw:frame draw:style-name="gr22" draw:text-style-name="P1" draw:layer="layout" svg:width="0.538cm" svg:height="0.355cm" svg:x="10.663cm" svg:y="1.875cm">
          <draw:image xlink:href="Pictures/20000001000001C1000001293F335D3E.svm" xlink:type="simple" xlink:show="embed" xlink:actuate="onLoad">
            <text:p/>
          </draw:image>
        </draw:frame>
        <draw:frame draw:style-name="gr23" draw:text-style-name="P1" draw:layer="layout" svg:width="0.547cm" svg:height="0.355cm" svg:x="10.756cm" svg:y="2.746cm">
          <draw:image xlink:href="Pictures/20000001000001C900000129BF6ED6EE.svm" xlink:type="simple" xlink:show="embed" xlink:actuate="onLoad">
            <text:p/>
          </draw:image>
        </draw:frame>
        <draw:frame draw:style-name="gr24" draw:text-style-name="P1" draw:layer="layout" svg:width="0.563cm" svg:height="0.355cm" svg:x="11.991cm" svg:y="3.193cm">
          <draw:image xlink:href="Pictures/20000001000001D6000001297073A3E5.svm" xlink:type="simple" xlink:show="embed" xlink:actuate="onLoad">
            <text:p/>
          </draw:image>
        </draw:frame>
        <draw:frame draw:style-name="gr25" draw:text-style-name="P1" draw:layer="layout" svg:width="0.527cm" svg:height="0.355cm" svg:x="0.737cm" svg:y="2.506cm">
          <draw:image xlink:href="Pictures/20000001000001B800000129722A2FBE.svm" xlink:type="simple" xlink:show="embed" xlink:actuate="onLoad">
            <text:p/>
          </draw:image>
        </draw:frame>
        <draw:frame draw:style-name="gr25" draw:text-style-name="P1" draw:layer="layout" svg:width="0.527cm" svg:height="0.355cm" svg:x="5.621cm" svg:y="2.506cm">
          <draw:image xlink:href="Pictures/20000001000001B800000129722A2FBE.svm" xlink:type="simple" xlink:show="embed" xlink:actuate="onLoad">
            <text:p/>
          </draw:image>
        </draw:frame>
        <draw:line draw:style-name="gr10" draw:text-style-name="P1" draw:layer="layout" svg:x1="3.353cm" svg:y1="1.922cm" svg:x2="3.02cm" svg:y2="1.92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9-09T09:53:19</meta:creation-date>
    <meta:editing-duration>PT27M11S</meta:editing-duration>
    <meta:editing-cycles>7</meta:editing-cycles>
    <meta:generator>LibreOffice/3.3$Linux LibreOffice_project/330m19$Build-401</meta:generator>
    <dc:title>kkkFigures</dc:title>
    <meta:initial-creator>kkk </meta:initial-creator>
    <dc:date>2014-09-09T10:37:12</dc:date>
    <dc:creator>kkk </dc:creator>
    <meta:document-statistic meta:object-count="40"/>
    <meta:template xlink:type="simple" xlink:actuate="onRequest" xlink:title="kkkFigures" xlink:href="../../../../../.libreoffice/3/user/template/kkkFigures.otg" meta:date="2014-09-09T09:53:17"/>
  </office:meta>
</office:document-meta>
</file>